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410f7" officeooo:paragraph-rsid="000410f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c1bf" officeooo:paragraph-rsid="000ac1bf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410f7" officeooo:paragraph-rsid="000410f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10f7" officeooo:paragraph-rsid="0008182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410f7" officeooo:paragraph-rsid="000410f7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ac1bf" officeooo:paragraph-rsid="000ac1bf" fo:background-color="transparent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weight="normal" officeooo:rsid="000ac1bf" officeooo:paragraph-rsid="000ac1bf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ac1bf" officeooo:paragraph-rsid="000ac1bf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81822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81822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0410f7"/>
    </style:style>
    <style:style style:name="P12" style:family="paragraph" style:parent-style-name="Standard">
      <style:paragraph-properties fo:text-align="justify" style:justify-single-word="false"/>
      <style:text-properties officeooo:paragraph-rsid="000c1271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0c1271"/>
    </style:style>
    <style:style style:name="P14" style:family="paragraph" style:parent-style-name="Standard" style:list-style-name="L6">
      <style:paragraph-properties fo:text-align="justify" style:justify-single-word="false"/>
      <style:text-properties officeooo:paragraph-rsid="001092cb"/>
    </style:style>
    <style:style style:name="P15" style:family="paragraph" style:parent-style-name="Standard" style:list-style-name="L8">
      <style:paragraph-properties fo:text-align="justify" style:justify-single-word="false"/>
      <style:text-properties officeooo:paragraph-rsid="001ce73f"/>
    </style:style>
    <style:style style:name="P16" style:family="paragraph" style:parent-style-name="Standard">
      <style:paragraph-properties fo:text-align="justify" style:justify-single-word="false"/>
      <style:text-properties fo:color="#ce181e" fo:font-size="14pt" fo:font-weight="bold" officeooo:rsid="000410f7" officeooo:paragraph-rsid="000410f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ce181e" fo:font-size="14pt" fo:font-weight="bold" officeooo:rsid="000ac1bf" officeooo:paragraph-rsid="000ac1bf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1409a" fo:font-weight="bold" officeooo:rsid="000ac1bf" officeooo:paragraph-rsid="000ac1bf" fo:background-color="transparent" style:font-weight-asian="bold" style:font-weight-complex="bold"/>
    </style:style>
    <style:style style:name="P19" style:family="paragraph" style:parent-style-name="Standard" style:list-style-name="L7">
      <style:paragraph-properties fo:text-align="justify" style:justify-single-word="false"/>
      <style:text-properties fo:color="#21409a" fo:font-style="italic" fo:font-weight="normal" officeooo:rsid="0011fc9b" officeooo:paragraph-rsid="0011fc9b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21409a" fo:font-style="italic" fo:font-weight="bold" officeooo:rsid="001677fb" officeooo:paragraph-rsid="001677fb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1409a" fo:font-style="italic" fo:font-weight="bold" officeooo:rsid="001798cf" officeooo:paragraph-rsid="001798cf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1409a" fo:font-style="italic" fo:font-weight="bold" officeooo:rsid="001ce73f" officeooo:paragraph-rsid="001ce73f" fo:background-color="transparent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fo:font-style="italic" fo:font-weight="normal" officeooo:rsid="0011fc9b" officeooo:paragraph-rsid="0011fc9b" fo:background-color="transparent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tyle="italic" fo:font-weight="normal" officeooo:rsid="00165e94" officeooo:paragraph-rsid="00165e94" fo:background-color="transparent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italic" fo:font-weight="normal" officeooo:rsid="001677fb" officeooo:paragraph-rsid="001677fb" fo:background-color="transparent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tyle="italic" fo:font-weight="normal" officeooo:rsid="001798cf" officeooo:paragraph-rsid="001798cf" fo:background-color="transparent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ba131a" fo:font-style="italic" fo:font-weight="bold" officeooo:rsid="00165e94" officeooo:paragraph-rsid="00165e94" fo:background-color="transparent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ba131a" fo:font-style="italic" fo:font-weight="bold" officeooo:rsid="001798cf" officeooo:paragraph-rsid="001798cf" fo:background-color="transparent" style:font-style-asian="italic" style:font-weight-asian="bold" style:font-style-complex="italic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81822" fo:background-color="#fff200" loext:char-shading-value="0"/>
    </style:style>
    <style:style style:name="T4" style:family="text">
      <style:text-properties fo:font-weight="normal" officeooo:rsid="000410f7" style:font-weight-asian="normal" style:font-weight-complex="normal"/>
    </style:style>
    <style:style style:name="T5" style:family="text">
      <style:text-properties fo:font-weight="normal" officeooo:rsid="000410f7" fo:background-color="#fff200" loext:char-shading-value="0" style:font-weight-asian="normal" style:font-weight-complex="normal"/>
    </style:style>
    <style:style style:name="T6" style:family="text">
      <style:text-properties fo:font-weight="normal" officeooo:rsid="000ac1bf" fo:background-color="transparent" loext:char-shading-value="0" style:font-weight-asian="normal" style:font-weight-complex="normal"/>
    </style:style>
    <style:style style:name="T7" style:family="text">
      <style:text-properties fo:font-weight="normal" officeooo:rsid="000c1271" fo:background-color="transparent" loext:char-shading-value="0" style:font-weight-asian="normal" style:font-weight-complex="normal"/>
    </style:style>
    <style:style style:name="T8" style:family="text">
      <style:text-properties fo:font-weight="normal" officeooo:rsid="000c2f4a" fo:background-color="transparent" loext:char-shading-value="0" style:font-weight-asian="normal" style:font-weight-complex="normal"/>
    </style:style>
    <style:style style:name="T9" style:family="text">
      <style:text-properties officeooo:rsid="00081822"/>
    </style:style>
    <style:style style:name="T10" style:family="text">
      <style:text-properties fo:color="#21409a" fo:font-style="italic" style:text-underline-style="none" fo:font-weight="normal" officeooo:rsid="001092cb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#fff200" loext:char-shading-value="0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410b6"/>
    </style:style>
    <style:style style:name="T15" style:family="text">
      <style:text-properties officeooo:rsid="001456f9"/>
    </style:style>
    <style:style style:name="T16" style:family="text">
      <style:text-properties officeooo:rsid="00154770"/>
    </style:style>
    <style:style style:name="T17" style:family="text">
      <style:text-properties fo:color="#000000" fo:font-style="normal" fo:font-weight="normal" officeooo:rsid="001798cf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1ce73f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1e5edb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bold" officeooo:rsid="001798cf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color="#000000" fo:font-style="normal" fo:font-weight="bold" officeooo:rsid="001ce73f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color="#000000" fo:font-style="normal" fo:font-weight="bold" officeooo:rsid="001e5edb" fo:background-color="transparent" loext:char-shading-value="0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TOTIPAÇÃO</text:p>
      <text:p text:style-name="P1"/>
      <text:p text:style-name="P3"><text:tab/>Um protótipo é uma <text:span text:style-name="T2">versão inicial</text:span> de um sistema de software.</text:p>
      <text:p text:style-name="P3"><text:tab/>Usado para demonstrar conceitos, experimentar opções de projeto e descobrir mais sobre o problema e suas possíveis soluções.</text:p>
      <text:p text:style-name="P3"><text:tab/>O desenvolvimento rápido e iterativo do protótipo é <text:span text:style-name="T2">essencial para que os custos sejam controlados </text:span>e os stakeholders do sistema possam experimentá-lo no início do processo de software.</text:p>
      <text:p text:style-name="P3"/>
      <text:p text:style-name="P9"><text:span text:style-name="T4"><text:tab/>Um protótipo de software pode ser usado em um processo de desenvolvimento de software para </text:span><text:span text:style-name="T5">ajudar a antecipar as mudanças que podem ser requisitadas:</text:span></text:p>
      <text:list xml:id="list4197753302" text:style-name="L2">
        <text:list-item>
          <text:p text:style-name="P10"><text:span text:style-name="T4">No processo de engenharia de requisitos, um protótipo </text:span><text:span text:style-name="T5">pode ajudar na elicitação e validação de requisitos de sistema</text:span><text:span text:style-name="T4">.</text:span></text:p>
        </text:list-item>
        <text:list-item>
          <text:p text:style-name="P11"><text:span text:style-name="T4">No processo de projeto de sistema, um protótipo pode ser usado para estudar soluções específicas do software e para apoiar o projeto de interface de usuário.</text:span></text:p>
        </text:list-item>
      </text:list>
      <text:p text:style-name="P3"/>
      <text:p text:style-name="P4"><text:tab/><text:span text:style-name="T9">Os </text:span><text:span text:style-name="T3">usuários </text:span><text:span text:style-name="T2">podem obter novas ideias para requisitos </text:span>e encontrar pontos fortes e fracos do software, podem então, propor novos requisitos do sistema.</text:p>
      <text:p text:style-name="P3"><text:tab/>Enquanto o sistema está em projeto, um protótipo do sistema pode ser usado para a realização de experimentos de projeto visando à verificação da viabilidade da proposta.</text:p>
      <text:p text:style-name="P3"><text:tab/>Além disso, o desenvolvimento do protótipo <text:span text:style-name="T2">pode revelar erros e omissões nos requisitos propostos.</text:span></text:p>
      <text:p text:style-name="P5"><text:tab/>A função descrita em uma especificação pode parecer útil e bem definida.</text:p>
      <text:p text:style-name="P5"/>
      <text:p text:style-name="P17">MANUTENÇÃO</text:p>
      <text:p text:style-name="P8"/>
      <text:p text:style-name="P18">Definição</text:p>
      <text:p text:style-name="P6"><text:tab/>É o processo geral de mudança em um sistema depois que ele é liberado para uso.</text:p>
      <text:p text:style-name="P6"><text:tab/>As mudanças são implementadas por meio da modificação de componentes do sistema existente.</text:p>
      <text:p text:style-name="P6"><text:tab/>Quando necessário, adicionar novos componentes.</text:p>
      <text:p text:style-name="P6"/>
      <text:p text:style-name="P18">Características</text:p>
      <text:p text:style-name="P12"><text:span text:style-name="T6">As alterações feitas no software podem ser:</text:span></text:p>
      <text:list xml:id="list1851018684" text:style-name="L4">
        <text:list-item>
          <text:p text:style-name="P13"><text:span text:style-name="T7">C</text:span><text:span text:style-name="T6">orreção de erros de codificação;</text:span></text:p>
        </text:list-item>
        <text:list-item>
          <text:p text:style-name="P13"><text:span text:style-name="T7">C</text:span><text:span text:style-name="T6">orreção de erros de projeto;</text:span></text:p>
        </text:list-item>
        <text:list-item>
          <text:p text:style-name="P13"><text:span text:style-name="T8">C</text:span><text:span text:style-name="T6">orrigir erros de especificação; ou </text:span></text:p>
        </text:list-item>
        <text:list-item>
          <text:p text:style-name="P13"><text:span text:style-name="T6">Acomodar novos requisitos.</text:span></text:p>
        </text:list-item>
      </text:list>
      <text:p text:style-name="P12"><text:span text:style-name="T6"/></text:p>
      <text:p text:style-name="P18">Tipos de Manutenção</text:p>
      <text:p text:style-name="P6"><text:span text:style-name="T1">Existem três tipos de manutenção</text:span> de software:</text:p>
      <text:list xml:id="list290889523" text:style-name="L5">
        <text:list-item>
          <text:p text:style-name="P7">Correção de defeitos <text:span text:style-name="T16">17% do custo total</text:span>.</text:p>
        </text:list-item>
        <text:list-item>
          <text:p text:style-name="P7">Adaptação ambiental <text:span text:style-name="T15">18% do custo total</text:span>.</text:p>
        </text:list-item>
        <text:list-item>
          <text:p text:style-name="P7">Adição de funcionalidade <text:span text:style-name="T14">65% do custo total</text:span>.</text:p>
        </text:list-item>
      </text:list>
      <text:p text:style-name="P2"/>
      <text:p text:style-name="P6">Erros de codificação são relativamente baratos para serem corrigidos.</text:p>
      <text:p text:style-name="P6">Erros de projeto são mais caros, pois podem implicar reescrever vários componentes de programa.</text:p>
      <text:p text:style-name="P6">Erros de requisitos são os mais caros para se corrigir devido ao extenso reprojeto de sistema que pode ser necessário.</text:p>
      <text:p text:style-name="P6"/>
      <text:list xml:id="list3500079298" text:style-name="L6">
        <text:list-item>
          <text:p text:style-name="P14"><text:span text:style-name="T10">Adaptação Ambiental</text:span></text:p>
        </text:list-item>
      </text:list>
      <text:p text:style-name="P6"><text:tab/>Esse tipo de manutenção <text:span text:style-name="T1">é necessário quando algum aspecto do ambiente do sistema sofre mudança.</text:span></text:p>
      <text:p text:style-name="P6"><text:tab/>Como o hardware;</text:p>
      <text:p text:style-name="P6"><text:tab/>A plataforma do sistema operacional; ou</text:p>
      <text:p text:style-name="P6"><text:tab/>Outro software de apoio.</text:p>
      <text:p text:style-name="P6"/>
      <text:list xml:id="list659723606" text:style-name="L7">
        <text:list-item>
          <text:p text:style-name="P19"><text:soft-page-break/>Adição de Funcionalidade</text:p>
        </text:list-item>
      </text:list>
      <text:p text:style-name="P23"><text:tab/><text:span text:style-name="T11">Esse tipo de manutenção </text:span><text:span text:style-name="T12">é necessário quando os requisitos de sistema mudam em resposta às mudanças organizacionais</text:span><text:span text:style-name="T11"> ou de negócios.</text:span></text:p>
      <text:p text:style-name="P23"><text:span text:style-name="T11"><text:tab/>Adicionar uma nova funcionalidade após a liberação é caro porque é necessário tempo para aprender o sistema e analisar o impacto das alterações propostas.</text:span></text:p>
      <text:p text:style-name="P23"><text:span text:style-name="T11"/></text:p>
      <text:p text:style-name="P23"><text:span text:style-name="T11"/></text:p>
      <text:p text:style-name="P27"><text:span text:style-name="T11">QUALIDADE DE SOFTWARE</text:span></text:p>
      <text:p text:style-name="P24"><text:span text:style-name="T11">Um produto que apresenta um grau de satisfação das necessidades dos clientes sob todos os aspectos.</text:span></text:p>
      <text:p text:style-name="P24"><text:span text:style-name="T11"/></text:p>
      <text:p text:style-name="P24"><text:span text:style-name="T11">Em que momento temos que incorporar a qualidade?</text:span></text:p>
      <text:p text:style-name="P24"><text:span text:style-name="T11"><text:tab/>Necessita estar presente em todo o processo de desenvolvimento!</text:span></text:p>
      <text:p text:style-name="P25"><text:span text:style-name="T11"/></text:p>
      <text:p text:style-name="P20"><text:span text:style-name="T11">Características</text:span></text:p>
      <text:p text:style-name="P25"><text:span text:style-name="T11"> Funcionalidade – atender requisitos do cliente</text:span></text:p>
      <text:p text:style-name="P25"><text:span text:style-name="T11"> Confiabilidade – É imune a falhas?</text:span></text:p>
      <text:p text:style-name="P25"><text:span text:style-name="T11"> Usabilidade – É fácil de usar?</text:span></text:p>
      <text:p text:style-name="P25"><text:span text:style-name="T11"> Eficiência – É rápido e “enxuto”=essencial?</text:span></text:p>
      <text:p text:style-name="P25"><text:span text:style-name="T11"> Manutenibilidade – É fácil de manutenção?</text:span></text:p>
      <text:p text:style-name="P25"><text:span text:style-name="T11"> Portabilidade – É fácil de usar em outro ambiente?</text:span></text:p>
      <text:p text:style-name="P24"><text:span text:style-name="T11"/></text:p>
      <text:p text:style-name="P28"><text:span text:style-name="T11">TESTE DE SOFTWARE</text:span></text:p>
      <text:p text:style-name="P28"><text:span text:style-name="T11"/></text:p>
      <text:p text:style-name="P26"><text:span text:style-name="T11">Atividade de executar um programa e verificar se o seu comportamento é o esperado.</text:span></text:p>
      <text:p text:style-name="P26"><text:span text:style-name="T11">Objetivo: Revelar defeitos.</text:span></text:p>
      <text:p text:style-name="P26"><text:span text:style-name="T11"/></text:p>
      <text:p text:style-name="P21"><text:span text:style-name="T11">Erro, Defeito e Falha</text:span></text:p>
      <text:p text:style-name="P26"><text:span text:style-name="T11"> </text:span><text:span text:style-name="T13">Erro </text:span><text:span text:style-name="T11">(error): é </text:span><text:span text:style-name="T12">fruto da ação humana</text:span><text:span text:style-name="T11">, que produz um resultado incorreto.</text:span></text:p>
      <text:p text:style-name="P26"><text:span text:style-name="T11"> </text:span><text:span text:style-name="T13">Defeito</text:span><text:span text:style-name="T11"> (fault): também conhecido como bug, </text:span><text:span text:style-name="T12">é o resultado de um erro no código</text:span><text:span text:style-name="T11">, funcionamento no sistema.</text:span></text:p>
      <text:p text:style-name="P26"><text:span text:style-name="T11"> </text:span><text:span text:style-name="T13">Falha</text:span><text:span text:style-name="T11"> (failure): é </text:span><text:span text:style-name="T12">resultado da execução de um defeito</text:span><text:span text:style-name="T11"> no código.</text:span></text:p>
      <text:p text:style-name="P26"><text:span text:style-name="T11"/></text:p>
      <text:p text:style-name="P22"><text:span text:style-name="T11">Níveis de Teste</text:span></text:p>
      <text:list xml:id="list517615187" text:style-name="L8">
        <text:list-item>
          <text:p text:style-name="P15"><text:span text:style-name="T20">Teste de Aceitação: </text:span><text:span text:style-name="T17">Verifica se o sistema está em conformidade com os requisitos esperados pelo cliente. Realizado pelo cliente ou pelo testador. O sistema é utilizado para capacitação dos usuários de forma que eles validem todos os requisitos do sistema. Realizado de forma manual ou automática. </text:span></text:p>
        </text:list-item>
        <text:list-item>
          <text:p text:style-name="P15"><text:span text:style-name="T21">T</text:span><text:span text:style-name="T20">este de Sistema:</text:span><text:span text:style-name="T17"> Verifica se o sistema está em conformidade com a especificação de requisitos. Realizado pelo testador, o qual tem acesso apenas a interface do sistema. Realizado de forma manual ou automática. </text:span></text:p>
        </text:list-item>
        <text:list-item>
          <text:p text:style-name="P15"><text:span text:style-name="T20">Teste de Integração:</text:span><text:span text:style-name="T17"> Verifica se ao juntar vários componentes do sistema, se eles se comunicam corretamente. Realizado pelos desenvolvedores ou analistas de sistema para testar um módulo do sistema. Realizado de forma automática. </text:span></text:p>
        </text:list-item>
        <text:list-item>
          <text:p text:style-name="P15"><text:span text:style-name="T20">Teste de Unidade:</text:span><text:span text:style-name="T17"> Teste realizado em uma unidade ou componente para verificar sua corretude. Realizado de forma automática. </text:span></text:p>
          <text:list>
            <text:list-item>
              <text:p text:style-name="P15"><text:span text:style-name="T20">Caixa-Branca</text:span><text:span text:style-name="T22">(estrutural)</text:span><text:span text:style-name="T20">:</text:span><text:span text:style-name="T17"> <text:s/>Teste de Unidade; Teste de Integração</text:span></text:p>
            </text:list-item>
            <text:list-item>
              <text:p text:style-name="P15"><text:span text:style-name="T20">Caixa-Preta</text:span><text:span text:style-name="T22">(funcional)</text:span><text:span text:style-name="T20">:</text:span><text:span text:style-name="T17"> Testes Funcionais; Testes de Aceitação; Testes Exploratórios</text:span></text:p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1:11:35.617948890</meta:creation-date>
    <dc:date>2018-06-06T15:43:48.104641119</dc:date>
    <meta:editing-duration>PT1H20M55S</meta:editing-duration>
    <meta:editing-cycles>29</meta:editing-cycles>
    <meta:generator>LibreOffice/6.0.3.2$Linux_X86_64 LibreOffice_project/00m0$Build-2</meta:generator>
    <meta:document-statistic meta:table-count="0" meta:image-count="0" meta:object-count="0" meta:page-count="2" meta:paragraph-count="64" meta:word-count="723" meta:character-count="4636" meta:non-whitespace-character-count="3964"/>
  </office:meta>
</office:document-meta>
</file>